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ce8867" officeooo:paragraph-rsid="00cfeed8"/>
    </style:style>
    <style:style style:name="P3" style:family="paragraph" style:parent-style-name="Text_20_body">
      <style:text-properties officeooo:rsid="00d59340" officeooo:paragraph-rsid="00d59340"/>
    </style:style>
    <style:style style:name="P4" style:family="paragraph" style:parent-style-name="Text_20_body">
      <style:text-properties officeooo:rsid="00d59340" officeooo:paragraph-rsid="00d63842"/>
    </style:style>
    <style:style style:name="P5" style:family="paragraph" style:parent-style-name="Text_20_body">
      <style:text-properties officeooo:rsid="00d63842" officeooo:paragraph-rsid="00d63842"/>
    </style:style>
    <style:style style:name="P6" style:family="paragraph" style:parent-style-name="Text_20_body">
      <style:text-properties officeooo:rsid="00d78476" officeooo:paragraph-rsid="00d78476"/>
    </style:style>
    <style:style style:name="P7" style:family="paragraph" style:parent-style-name="Text_20_body">
      <style:text-properties officeooo:rsid="00d78476" officeooo:paragraph-rsid="00deaadd"/>
    </style:style>
    <style:style style:name="P8" style:family="paragraph" style:parent-style-name="Text_20_body">
      <style:text-properties officeooo:rsid="00da9378" officeooo:paragraph-rsid="00da9378"/>
    </style:style>
    <style:style style:name="P9" style:family="paragraph" style:parent-style-name="Text_20_body">
      <style:paragraph-properties fo:margin-left="0.5in" fo:margin-right="0in" fo:text-indent="0in" style:auto-text-indent="false"/>
      <style:text-properties officeooo:rsid="00d63842" officeooo:paragraph-rsid="00d63842"/>
    </style:style>
    <style:style style:name="P10" style:family="paragraph" style:parent-style-name="Heading_20_2">
      <style:text-properties officeooo:rsid="00ce8867" officeooo:paragraph-rsid="00c8949f"/>
    </style:style>
    <style:style style:name="P11" style:family="paragraph" style:parent-style-name="Text_20_body" style:list-style-name="L1">
      <style:text-properties officeooo:rsid="00cfeed8" officeooo:paragraph-rsid="00cfeed8"/>
    </style:style>
    <style:style style:name="P12" style:family="paragraph" style:parent-style-name="Text_20_body" style:list-style-name="L2">
      <style:text-properties officeooo:rsid="00da9378" officeooo:paragraph-rsid="00da9378"/>
    </style:style>
    <style:style style:name="P13" style:family="paragraph" style:parent-style-name="Text_20_body" style:list-style-name="L2">
      <style:text-properties officeooo:rsid="00da379f" officeooo:paragraph-rsid="00da379f"/>
    </style:style>
    <style:style style:name="P14" style:family="paragraph" style:parent-style-name="Heading_20_3">
      <style:text-properties officeooo:rsid="00dc6f63" officeooo:paragraph-rsid="00da379f"/>
    </style:style>
    <style:style style:name="T1" style:family="text">
      <style:text-properties officeooo:rsid="009406ed"/>
    </style:style>
    <style:style style:name="T2" style:family="text">
      <style:text-properties officeooo:rsid="00c8949f"/>
    </style:style>
    <style:style style:name="T3" style:family="text">
      <style:text-properties officeooo:rsid="00cfeed8"/>
    </style:style>
    <style:style style:name="T4" style:family="text">
      <style:text-properties officeooo:rsid="00d1dba5"/>
    </style:style>
    <style:style style:name="T5" style:family="text">
      <style:text-properties officeooo:rsid="00d63842"/>
    </style:style>
    <style:style style:name="T6" style:family="text">
      <style:text-properties officeooo:rsid="00d78476"/>
    </style:style>
    <style:style style:name="T7" style:family="text">
      <style:text-properties officeooo:rsid="00d7e7e7"/>
    </style:style>
    <style:style style:name="T8" style:family="text">
      <style:text-properties officeooo:rsid="00d8fcb7"/>
    </style:style>
    <style:style style:name="T9" style:family="text">
      <style:text-properties officeooo:rsid="00db32e5"/>
    </style:style>
    <style:style style:name="T10" style:family="text">
      <style:text-properties officeooo:rsid="00dc6f63"/>
    </style:style>
    <style:style style:name="T11" style:family="text">
      <style:text-properties officeooo:rsid="00dd81fd"/>
    </style:style>
    <style:style style:name="T12" style:family="text">
      <style:text-properties officeooo:rsid="00e0d545"/>
    </style:style>
    <style:style style:name="T13" style:family="text">
      <style:text-properties officeooo:rsid="00e530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span text:style-name="T13">Arduino </text:span>build notes</text:h>
      <text:p text:style-name="P1">190<text:span text:style-name="T1">608</text:span>, updated 2<text:span text:style-name="T2">7</text:span>.6.2019/pekka</text:p>
      <text:p text:style-name="P2">Even this is is called Arduino build, the code will not <text:span text:style-name="T12">r</text:span>un on UNO, etc. It is simply too heavy and intended for 32 bit micro controllers. I recommend using 32 bit ARM architecture <text:span text:style-name="T12">micro-controllers</text:span>, and my personal favorites <text:span text:style-name="T3">of those </text:span>which I am testing with are STM32F429 Nucleo and Teensy 3.6.</text:p>
      <text:p text:style-name="P2"/>
      <text:list xml:id="list3908836318" text:style-name="L1">
        <text:list-item>
          <text:p text:style-name="P11">Teensy 3.6 has really good performance and format that it can be plugged directly into my own PCB. But has two big minuses: lack of debugging support and incomplete LWIP library port.</text:p>
        </text:list-item>
      </text:list>
      <text:p text:style-name="P2"/>
      <text:list xml:id="list223012915773739" text:continue-numbering="true" text:style-name="L1">
        <text:list-item>
          <text:p text:style-name="P11">STM32F429 Nucleo on the other hand shi<text:span text:style-name="T4">n</text:span>es where Teensy lacks, but it comes <text:span text:style-name="T4">short </text:span>as development board which doesn’t physically integrate with own electronics nicely. In addition Nucleo cannot be legally reused “<text:span text:style-name="T4">as is” </text:span>as part of commercial project: You have to draw your own PCB and put the <text:span text:style-name="T4">STM </text:span>chip <text:span text:style-name="T4">on it. This is something I cannot do at home, but need to order from China.</text:span></text:p>
        </text:list-item>
      </text:list>
      <text:h text:style-name="Heading_20_3" text:outline-level="3">Building Arduino libraries</text:h>
      <text:p text:style-name="P3"><text:span text:style-name="T5">An </text:span>Arduino library is compressed package of source code, not collection of compiled object files. <text:span text:style-name="T5">To build eosal (operating system abstraction layer) library. </text:span></text:p>
      <text:p text:style-name="P3"/>
      <text:p text:style-name="P9">cd /coderoot/eosal/build/arduino-library</text:p>
      <text:p text:style-name="P9">mkdir tmp</text:p>
      <text:p text:style-name="P9">cd tmp</text:p>
      <text:p text:style-name="P9">cmake ..</text:p>
      <text:p text:style-name="P9">make</text:p>
      <text:p text:style-name="P5"/>
      <text:p text:style-name="P5">Library (or in Arduino’s case .zip file) eosal-master.zip will be created in /coderoot/lib/arduino directory. Remove tmp directory. Then same for iocom library.</text:p>
      <text:p text:style-name="P5"/>
      <text:p text:style-name="P9">cd /coderoot/<text:span text:style-name="T6">iocom</text:span>/build/arduino-library</text:p>
      <text:p text:style-name="P9">mkdir tmp</text:p>
      <text:p text:style-name="P9">cd tmp</text:p>
      <text:p text:style-name="P9">cmake ..</text:p>
      <text:p text:style-name="P9">make</text:p>
      <text:p text:style-name="P5"/>
      <text:p text:style-name="P6">The <text:s/>i<text:span text:style-name="T7">o</text:span>com<text:span text:style-name="T5">-master.zip </text:span>should appear in <text:span text:style-name="T8">the same /coderoot/lib/arduino directory.</text:span></text:p>
      <text:p text:style-name="P6"/>
      <text:p text:style-name="P7">NOTE: <text:span text:style-name="T10">WRITE </text:span>ABOUT PACKAGES NEEDED. <text:span text:style-name="T11">ARDUINO IDE, STMDUINO, TEENSYDUINO VERSIONS. USING TEENSYDUINO SOCKET LIBRARY FOR STM32/WIZ5500. <text:s/>MODIFICATION TO SOCKET LIBRARY. SETTING SERIAL COMMUNICATION TX AND RX TO 256 BYTES.</text:span></text:p>
      <text:p text:style-name="P4"/>
      <text:h text:style-name="P14" text:outline-level="3">Bringing the libraries into Arduino IDE</text:h>
      <text:list xml:id="list507859350" text:style-name="L2">
        <text:list-item>
          <text:p text:style-name="P12">Delete old version of arduino libraries in use. For example I need to delete eosal-master and iocom-master directories within /home/pekka/Arduino/libraries directory. </text:p>
        </text:list-item>
        <text:list-item>
          <text:p text:style-name="P13"><text:soft-page-break/>Open an Arduino sketch in Arduino IDE, for example 4_arduinoioboard.ino in /coderoot/iocom/examples/4_arduinoioboard directory. </text:p>
        </text:list-item>
        <text:list-item>
          <text:p text:style-name="P12">Select [Sketch][Include Library][Add .ZIP Library] from Arduino IDE menu and browse to <text:span text:style-name="T8">/coderoot/lib/arduino director, </text:span>select eosal-master.zip <text:span text:style-name="T9">and click Ok to bring it in.</text:span></text:p>
        </text:list-item>
        <text:list-item>
          <text:p text:style-name="P12">Do the same for the iocom-master.zip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2:30:11.017725701</dc:date>
    <meta:editing-duration>PT8H17M57S</meta:editing-duration>
    <meta:editing-cycles>186</meta:editing-cycles>
    <meta:generator>LibreOffice/6.2.4.2$Linux_X86_64 LibreOffice_project/20$Build-2</meta:generator>
    <meta:document-statistic meta:table-count="0" meta:image-count="0" meta:object-count="0" meta:page-count="2" meta:paragraph-count="25" meta:word-count="336" meta:character-count="2227" meta:non-whitespace-character-count="1917"/>
  </office:meta>
</office:document-meta>
</file>